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04877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1e4f5d" style:font-size-asian="8pt" style:font-size-complex="8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pt" fo:letter-spacing="normal" officeooo:paragraph-rsid="001e4f5d" style:font-size-asian="10pt" style:font-size-complex="10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-asian="WenQuanYi Micro Hei" style:font-style-asian="normal" style:font-weight-asian="normal"/>
    </style:style>
    <style:style style:name="T3" style:family="text">
      <style:text-properties style:font-name-asian="WenQuanYi Micro Hei" style:font-size-asian="15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我是阿宏。各位觀眾朋友，逐家</text:span><text:span text:style-name="T1">gâu</text:span><text:span text:style-name="T3">早。</text:span></text:p>
      <text:p text:style-name="P4">Guá-sī A-hông. Kok-uī kuan-tsiòng-pîng-iú, ta̍k-ke gâu-tsá.</text:p>
      <text:p text:style-name="Text_20_body"/>
      <text:p text:style-name="P3">咱來看這禮拜的天氣。</text:p>
      <text:p text:style-name="P4">Lán lâi khuànn tsit lé-pài ê thinn-khì.</text:p>
      <text:p text:style-name="Text_20_body"/>
      <text:p text:style-name="P3">對這張圖面頂乎，咱來看遮。</text:p>
      <text:p text:style-name="P4">Tuì tsit tiunn tôo bīn-tíng--honnh, lán lâi khuànn tsia.</text:p>
      <text:p text:style-name="Text_20_body"/>
      <text:p text:style-name="P3">佇太平洋遮有一个足厚的雲，這个雲就是熱帶性低氣壓。</text:p>
      <text:p text:style-name="P5">Tī thài-pîng-iûnn tsia ū tsi̍t ê tsiok kāu ê hûn, tsit ê hûn tō-sī jia̍t-tài-sìng kē-khì-ap.</text:p>
      <text:p text:style-name="Text_20_body"/>
      <text:p text:style-name="P3">低氣壓入來南海了後會增強，差不多是今仔日暗時抑是明仔載會變做風颱。</text:p>
      <text:p text:style-name="P4">Kē-khì-ap ji̍p-lâi lâm-hái liáu-āu ē tsing-kiông, tsha-put-to sī kin-á-ji̍t àm-sî ia̍h-sī bîn-á-tsài ē piàn-tsò hong-thai.</text:p>
      <text:p text:style-name="Text_20_body"/>
      <text:p text:style-name="P3">差不多是拜六暗到禮拜，所以去澎湖、金門的朋友，抑是欲出國的朋友著較細膩的。</text:p>
      <text:p text:style-name="P4">Tsha-put-to sī pài-la̍k àm kàu lé-pài, sóo-í khì Phênn-ôo, Kim-mn̂g ê pîng-iú, ia̍h-sī beh tshut-kok ê pîng-iú tio̍h khah sè-jī--ê.</text:p>
      <text:p text:style-name="Text_20_body"/>
      <text:p text:style-name="P3">啊對咱台灣的影響就是雲會徙較倚入來，會有西北雨。</text:p>
      <text:p text:style-name="P4">Ah tuì lán Tâi-uân ê íng-hióng tō sī hûn ē suá khah uá--ji̍p-lâi, ē ū sai-pak-hōo.</text:p>
      <text:p text:style-name="Text_20_body"/>
      <text:p text:style-name="P3">紲落來，今年第五號風颱，珍珠風颱，佇遮。</text:p>
      <text:p text:style-name="P4">Suà--lo̍h-lâi, kin-nî tē gōo hō hong-thai, Tsin-tsu hong-thai, tī tsia.</text:p>
      <text:p text:style-name="Text_20_body"/>
      <text:p text:style-name="P3">這个風颱，差不多是拜六、禮拜經過日本東爿的外海。</text:p>
      <text:p text:style-name="P4">Tsit ê hong-thai, tsha-put-to sī pài-la̍k, lé-pài king-kuè Ji̍t-pún tang-pîng ê guā-hái.</text:p>
      <text:p text:style-name="P8"><text:soft-page-break/><text:span text:style-name="T4">猶毋過離日本應該閣有一塊仔，應該是無直接的影響。但是會有雨啦。</text:span></text:p>
      <text:p text:style-name="P4">Á-m̄-koh lī Ji̍t-pún ing-kai koh ū tsi̍t-tè-á, ing-kai sī bô ti̍t-tsiap ê íng-hióng. Tān-sī ē ū hōo--lah.</text:p>
      <text:p text:style-name="Text_20_body"/>
      <text:p text:style-name="P3">所以講，欲去日本的朋友，可能會小可仔受著天氣的影響，但是風颱應該是無啥影響。</text:p>
      <text:p text:style-name="P4">Sóo-í kóng, beh khì Ji̍t-pún ê pîng-iú, khó-lîng ē sió-khuá-á siū-tio̍h thinn-khì ê íng-hióng, tān-sī hong-thai ing-kai sī bô siánn íng-hióng.</text:p>
      <text:p text:style-name="Text_20_body"/>
      <text:p text:style-name="P3">啊佮咱台灣有關係的是拄才講的，南爿水氣紮入來，一直到拜三。</text:p>
      <text:p text:style-name="P4">Ah kah lán Tâi-uân ū kuan-hē--ê sī tú-tsiah kóng--ê, lâm-pîng tsuí-khì tsap--ji̍p-lâi, it-ti̍t kàu pài-sann.</text:p>
      <text:p text:style-name="Text_20_body"/>
      <text:p text:style-name="P3">可能南部、東部會有淡薄仔雨。北部、中部可能著愛注意西北雨。</text:p>
      <text:p text:style-name="P4">Khó-lîng lâm-pōo, tang-pōo ē ū tām-po̍h-á hōo. Pak-pōo, tiong-pōo khó-lîng tio̍h ài tsù-ì sai-pak-hōo.</text:p>
      <text:p text:style-name="Text_20_body"/>
      <text:p text:style-name="P3">所以觀眾朋友出門愛會記得紮雨傘喔。</text:p>
      <text:p text:style-name="P4">Sóo-í kuan-tsiòng-pîng-iú tshut-mn̂g ài ē-kì-tit tsap hōo-suànn--ooh.</text:p>
      <text:p text:style-name="Text_20_body"/>
      <text:p text:style-name="P3">未來天氣差不多是這種情形。</text:p>
      <text:p text:style-name="P4">Bī-lâi thinn-khì tsha-put-to sī tsit-tsióng tsîng-hîng.</text:p>
      <text:p text:style-name="Text_20_body"/>
      <text:p text:style-name="P2"><text:span text:style-name="T3">若問講最近紲落來敢閣會有風颱？上少這四五工是無</text:span><text:span text:style-name="T1">khuàinn</text:span><text:span text:style-name="T3">啦。觀眾朋友應該是免煩惱。</text:span></text:p>
      <text:p text:style-name="P4">Nā mn̄g kóng tsuè-kīn suà--lo̍h-lâi kám koh ē ū hong-thai? Siāng-tsió tsit sì-gōo-kang sī bô khuàinn--lah. Kuan-tsiòng pîng-iú ing-kai sī bián huân-ló.</text:p>
      <text:p text:style-name="Text_20_body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pt" fo:letter-spacing="normal" officeooo:paragraph-rsid="001e4f5d" style:font-size-asian="10pt" style:font-size-complex="10pt"/>
    </style:style>
    <style:style style:name="M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1e4f5d" style:font-size-asian="8pt" style:font-size-complex="8pt"/>
    </style:style>
    <style:style style:name="MT1" style:family="text">
      <style:text-properties style:font-name-asian="WenQuanYi Micro Hei" style:font-style-asian="normal" style:font-weight-asian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氣象句 – </text:span><text:span text:style-name="MT1"><text:page-number text:select-page="current">2</text:page-number></text:span></text:p>
      </style:header>
      <style:footer>
        <text:p text:style-name="MP2"><text:span text:style-name="MT1">氣象句 – 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16:37.656258771</meta:creation-date>
    <dc:date>2018-10-16T12:20:27.332159290</dc:date>
    <meta:editing-duration>PT3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629" meta:character-count="1865" meta:non-whitespace-character-count="1663"/>
  </office:meta>
</office:document-meta>
</file>